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ahoma" svg:font-family="Tahom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9"/>
    <style:style style:name="P8" style:family="paragraph" style:parent-style-name="Standard" style:list-style-name="L10"/>
    <style:style style:name="P9" style:family="paragraph" style:parent-style-name="Standard" style:list-style-name="L11"/>
    <style:style style:name="P10" style:family="paragraph" style:parent-style-name="Standard" style:list-style-name="L12"/>
    <style:style style:name="P11" style:family="paragraph" style:parent-style-name="Standard" style:list-style-name="L11">
      <style:text-properties fo:font-style="italic" style:font-style-asian="italic" style:font-style-complex="italic"/>
    </style:style>
    <style:style style:name="P12" style:family="paragraph" style:parent-style-name="Standard" style:list-style-name="L14"/>
    <style:style style:name="P13" style:family="paragraph" style:parent-style-name="Standard" style:list-style-name="L14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ystème : Bob-Project</text:p>
      <text:p text:style-name="Standard">Acteur primaire : internaute</text:p>
      <text:p text:style-name="Standard">Objectif : Rechercher un produit (via la barre)</text:p>
      <text:p text:style-name="Standard">Préconditions : (aucune)</text:p>
      <text:p text:style-name="Standard"/>
      <text:p text:style-name="Standard">Scénario 1 : </text:p>
      <text:list xml:id="list32616531" text:style-name="L1">
        <text:list-item>
          <text:list>
            <text:list-item>
              <text:list>
                <text:list-item>
                  <text:p text:style-name="P1">L'utilisateur entre un nom de produit à rechercher</text:p>
                </text:list-item>
                <text:list-item>
                  <text:p text:style-name="P1">Le système recherche tout d'abord le nom exact</text:p>
                </text:list-item>
                <text:list-item>
                  <text:p text:style-name="P1">Le système recherche ensuite les noms qui ressemblent</text:p>
                </text:list-item>
                <text:list-item>
                  <text:p text:style-name="P1">Le système affiche une page de résultat dans laquelle on trouve les différents produits.</text:p>
                </text:list-item>
              </text:list>
            </text:list-item>
          </text:list>
        </text:list-item>
      </text:list>
      <text:p text:style-name="Standard"/>
      <text:p text:style-name="Standard">Exceptions :</text:p>
      <text:p text:style-name="Standard"/>
      <text:list xml:id="list32613843" text:style-name="L2">
        <text:list-item>
          <text:list>
            <text:list-item>
              <text:list>
                <text:list-item>
                  <text:p text:style-name="P2">a) L'utilisateur valide en ayant laissé un champ vide</text:p>
                </text:list-item>
                <text:list-item>
                  <text:p text:style-name="P2">Le système renvoie l'utilisateur vers la page de Recherche avancée en lui disant que le champ n'était pas rempli</text:p>
                </text:list-item>
              </text:list>
            </text:list-item>
          </text:list>
        </text:list-item>
      </text:list>
      <text:p text:style-name="Standard"/>
      <text:list xml:id="list32601382" text:style-name="L3">
        <text:list-item>
          <text:list>
            <text:list-item>
              <text:list>
                <text:list-item>
                  <text:p text:style-name="P3">b) Le système ne trouve aucun résultat</text:p>
                </text:list-item>
                <text:list-item>
                  <text:p text:style-name="P3">Le système recherche ensuite les noms qui ressemblent</text:p>
                </text:list-item>
                <text:list-item>
                  <text:p text:style-name="P3">Le système affiche une page de résultat dans laquelle on trouve les produits avec un nom ressemblant, et propose une correction de la recherche.</text:p>
                </text:list-item>
              </text:list>
            </text:list-item>
          </text:list>
        </text:list-item>
      </text:list>
      <text:p text:style-name="Standard"/>
      <text:list xml:id="list32611701" text:style-name="L4">
        <text:list-item>
          <text:list>
            <text:list-item>
              <text:list>
                <text:list-item>
                  <text:p text:style-name="P4">c) Le système ne trouve aucun résultat</text:p>
                </text:list-item>
                <text:list-item>
                  <text:p text:style-name="P4">Le système renvoie l'utilisateur vers la page de Recherche avancée en lui disant que rien n'à pu être trouvé</text:p>
                </text:list-item>
              </text:list>
            </text:list-item>
          </text:list>
        </text:list-item>
      </text:list>
      <text:p text:style-name="Standard"/>
      <text:list xml:id="list32616612" text:style-name="L5">
        <text:list-item>
          <text:p text:style-name="P5">d) Le système trouve beaucoup de résultats</text:p>
        </text:list-item>
        <text:list-item>
          <text:p text:style-name="P5">Le système affiche une page de résultat dans laquelle on trouve les différents produits avec un message comme quoi une recherche avancée pourrait affiner le résultat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ystème : Bob-Project</text:p>
      <text:p text:style-name="Standard">Acteur primaire : internaute</text:p>
      <text:p text:style-name="Standard">Objectif : Rechercher un produit (via la page de Recherche avancée)</text:p>
      <text:p text:style-name="Standard">Préconditions : être en train d'aller sur la page (redirection ou lien)</text:p>
      <text:p text:style-name="Standard"/>
      <text:p text:style-name="Standard">Scénario 2 :</text:p>
      <text:p text:style-name="Standard"/>
      <text:list xml:id="list32613885" text:style-name="L6">
        <text:list-item>
          <text:p text:style-name="P6">Le système présente un grand formulaire contenant notemment :</text:p>
          <text:list>
            <text:list-item>
              <text:p text:style-name="P6">Nom du produit (*)</text:p>
            </text:list-item>
            <text:list-item>
              <text:p text:style-name="P6">Catégorie du produit</text:p>
            </text:list-item>
            <text:list-item>
              <text:p text:style-name="P6">Prix du produit</text:p>
            </text:list-item>
            <text:list-item>
              <text:p text:style-name="P6">(autres critères comme la marque)</text:p>
            </text:list-item>
          </text:list>
        </text:list-item>
        <text:list-item>
          <text:p text:style-name="P6">Le système lance la recherche avec la recherche exacte</text:p>
        </text:list-item>
        <text:list-item>
          <text:p text:style-name="P6">Le système lance la recherche sur le nom</text:p>
        </text:list-item>
        <text:list-item>
          <text:p text:style-name="P6">Le système lance la recherche sur les produits qui ont des points communs</text:p>
        </text:list-item>
        <text:list-item>
          <text:p text:style-name="P6">Le système affiche une page de résultat avec le resultat du 1. visible et demande si les autres résultats peuvent être affichés</text:p>
        </text:list-item>
      </text:list>
      <text:p text:style-name="Standard"/>
      <text:p text:style-name="Standard">Exception :</text:p>
      <text:p text:style-name="Standard"/>
      <text:list xml:id="list32687519" text:style-name="L9">
        <text:list-item>
          <text:p text:style-name="P7">a) L'utilisateur ne rentre pas le nom du produit (obligatoire)</text:p>
        </text:list-item>
        <text:list-item>
          <text:p text:style-name="P7">Le système affiche un message d'erreur</text:p>
        </text:list-item>
        <text:list-item>
          <text:p text:style-name="P7">Retour à 1)</text:p>
        </text:list-item>
      </text:list>
      <text:p text:style-name="Standard"/>
      <text:list xml:id="list32689732" text:style-name="L10">
        <text:list-item>
          <text:p text:style-name="P8">b) Vraiment aucun résultat</text:p>
        </text:list-item>
        <text:list-item>
          <text:p text:style-name="P8">Le système envoie un message d'excuse : aucun produit n'a pu être trouvé</text:p>
        </text:list-item>
        <text:list-item>
          <text:p text:style-name="P8">Retour à 1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ystème : Bob-Project</text:p>
      <text:p text:style-name="Standard">Acteur primaire : internaute</text:p>
      <text:p text:style-name="Standard">Objectif : Rechercher un produit (via l'exploration)</text:p>
      <text:p text:style-name="Standard">Préconditions : (aucune)</text:p>
      <text:p text:style-name="Standard"/>
      <text:p text:style-name="Standard">Scénario 3 :</text:p>
      <text:p text:style-name="Standard"/>
      <text:list xml:id="list32721374" text:style-name="L11">
        <text:list-item>
          <text:p text:style-name="P9">L'utilisateur passe la souris sur Acheter ou Louer (menu)</text:p>
        </text:list-item>
        <text:list-item>
          <text:p text:style-name="P9">L'utilisateur clique sur une catégorie</text:p>
        </text:list-item>
        <text:list-item>
          <text:p text:style-name="P9">Le système affiche la page de la sous-catégorie</text:p>
        </text:list-item>
        <text:list-item>
          <text:p text:style-name="P9">L'utilisateur clique sur un produit</text:p>
        </text:list-item>
        <text:list-item>
          <text:p text:style-name="P11">(L'utilisateur à trouvé son produit)</text:p>
        </text:list-item>
      </text:list>
      <text:p text:style-name="Standard"/>
      <text:p text:style-name="Standard">Exception :</text:p>
      <text:p text:style-name="Standard"/>
      <text:list xml:id="list32729947" text:style-name="L12">
        <text:list-item>
          <text:p text:style-name="P10">a) L'utilisateur clique sur Acheter ou Louer</text:p>
        </text:list-item>
        <text:list-item>
          <text:p text:style-name="P10">Le système affiche la page des catégories</text:p>
        </text:list-item>
        <text:list-item>
          <text:p text:style-name="P10">Retour à 2</text:p>
        </text:list-item>
      </text:list>
      <text:p text:style-name="Standard"/>
      <text:list xml:id="list33193850" text:continue-numbering="true" text:style-name="L12">
        <text:list-item>
          <text:p text:style-name="P10">b) L'utilisateur clique sur une autre sous-catégorie</text:p>
        </text:list-item>
        <text:list-item>
          <text:p text:style-name="P10">Retour à 3</text:p>
        </text:list-item>
      </text:list>
      <text:p text:style-name="Standard"/>
      <text:list xml:id="list33155685" text:style-name="L14">
        <text:list-item>
          <text:p text:style-name="P12">c) <text:span text:style-name="T1">(L'utilisateur ne trouve pas son produit)</text:span></text:p>
        </text:list-item>
        <text:list-item>
          <text:p text:style-name="P13">Rien ne se passe : il peut continuer à explorer ou bien passer à autre chose ou encore utiliser la barre de recherch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ahoma" svg:font-family="Tahom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38M54S</meta:editing-duration>
    <meta:editing-cycles>8</meta:editing-cycles>
    <meta:generator>OpenOffice.org/3.2$Win32 OpenOffice.org_project/320m18$Build-9502</meta:generator>
    <dc:date>2011-10-13T13:07:10.57</dc:date>
    <dc:creator>Sylvain Lafon</dc:creator>
    <meta:document-statistic meta:table-count="0" meta:image-count="0" meta:object-count="0" meta:page-count="3" meta:paragraph-count="58" meta:word-count="488" meta:character-count="2762"/>
    <meta:user-defined meta:name="Info 1"/>
    <meta:user-defined meta:name="Info 2"/>
    <meta:user-defined meta:name="Info 3"/>
    <meta:user-defined meta:name="Info 4"/>
  </office:meta>
</office:document-meta>
</file>